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cm" fo:margin-bottom="0.499cm" style:contextual-spacing="false" fo:text-align="center" style:justify-single-word="false"/>
      <style:text-properties style:font-name="Arial" fo:font-size="14pt" fo:font-weight="bold" officeooo:rsid="000c0bd1" officeooo:paragraph-rsid="000c0bd1" style:font-size-asian="14pt" style:font-weight-asian="bold" style:font-size-complex="14pt" style:font-weight-complex="bold"/>
    </style:style>
    <style:style style:name="P2" style:family="paragraph" style:parent-style-name="Standard">
      <style:paragraph-properties fo:margin-top="0.3cm" fo:margin-bottom="0cm" style:contextual-spacing="false"/>
      <style:text-properties style:font-name="Arial" officeooo:rsid="0023651a" officeooo:paragraph-rsid="0023651a"/>
    </style:style>
    <style:style style:name="P3" style:family="paragraph" style:parent-style-name="Standard">
      <style:paragraph-properties fo:margin-top="0.3cm" fo:margin-bottom="0cm" style:contextual-spacing="false"/>
      <style:text-properties style:font-name="Arial" officeooo:rsid="00201fc8" officeooo:paragraph-rsid="00266205"/>
    </style:style>
    <style:style style:name="P4" style:family="paragraph" style:parent-style-name="Standard">
      <style:paragraph-properties fo:margin-top="0.3cm" fo:margin-bottom="0cm" style:contextual-spacing="false"/>
      <style:text-properties style:font-name="Arial" officeooo:rsid="002b69ba" officeooo:paragraph-rsid="002b69ba"/>
    </style:style>
    <style:style style:name="P5" style:family="paragraph" style:parent-style-name="Standard">
      <style:paragraph-properties fo:margin-top="0.3cm" fo:margin-bottom="0cm" style:contextual-spacing="false"/>
      <style:text-properties style:font-name="Arial" officeooo:rsid="002be7bf" officeooo:paragraph-rsid="0030bd52"/>
    </style:style>
    <style:style style:name="P6" style:family="paragraph" style:parent-style-name="Standard">
      <style:paragraph-properties fo:margin-top="0.3cm" fo:margin-bottom="0cm" style:contextual-spacing="false"/>
      <style:text-properties style:font-name="Arial" officeooo:rsid="00322f70" officeooo:paragraph-rsid="005166fd"/>
    </style:style>
    <style:style style:name="P7" style:family="paragraph" style:parent-style-name="Standard">
      <style:paragraph-properties fo:margin-top="0.3cm" fo:margin-bottom="0cm" style:contextual-spacing="false"/>
      <style:text-properties style:font-name="Arial" officeooo:rsid="002be7bf" officeooo:paragraph-rsid="004f2598"/>
    </style:style>
    <style:style style:name="P8" style:family="paragraph" style:parent-style-name="Standard">
      <style:paragraph-properties fo:margin-top="0.3cm" fo:margin-bottom="0cm" style:contextual-spacing="false"/>
      <style:text-properties style:font-name="Arial" officeooo:rsid="003f0327" officeooo:paragraph-rsid="0040dfef"/>
    </style:style>
    <style:style style:name="P9" style:family="paragraph" style:parent-style-name="Standard">
      <style:paragraph-properties fo:margin-top="0.3cm" fo:margin-bottom="0cm" style:contextual-spacing="false"/>
      <style:text-properties style:font-name="Arial" officeooo:rsid="005315df" officeooo:paragraph-rsid="005315df"/>
    </style:style>
    <style:style style:name="P10" style:family="paragraph" style:parent-style-name="Standard">
      <style:paragraph-properties fo:margin-top="0.3cm" fo:margin-bottom="0cm" style:contextual-spacing="false"/>
      <style:text-properties style:font-name="Arial" officeooo:rsid="00881fd2" officeooo:paragraph-rsid="00881fd2"/>
    </style:style>
    <style:style style:name="P11" style:family="paragraph" style:parent-style-name="Standard">
      <style:paragraph-properties fo:margin-top="0.3cm" fo:margin-bottom="0cm" style:contextual-spacing="false"/>
      <style:text-properties style:font-name="Arial" officeooo:rsid="00474e39" officeooo:paragraph-rsid="00864c44"/>
    </style:style>
    <style:style style:name="P12" style:family="paragraph" style:parent-style-name="Standard">
      <style:paragraph-properties fo:margin-top="0.3cm" fo:margin-bottom="0cm" style:contextual-spacing="false"/>
      <style:text-properties style:font-name="Arial" officeooo:rsid="0054db9a" officeooo:paragraph-rsid="0054db9a"/>
    </style:style>
    <style:style style:name="P13" style:family="paragraph" style:parent-style-name="Standard">
      <style:paragraph-properties fo:margin-top="0.3cm" fo:margin-bottom="0cm" style:contextual-spacing="false"/>
      <style:text-properties style:font-name="Arial" officeooo:rsid="00672d14" officeooo:paragraph-rsid="00672d14"/>
    </style:style>
    <style:style style:name="P14" style:family="paragraph" style:parent-style-name="Standard">
      <style:paragraph-properties fo:margin-top="0.3cm" fo:margin-bottom="0cm" style:contextual-spacing="false"/>
      <style:text-properties style:font-name="Arial" officeooo:rsid="00693f2a" officeooo:paragraph-rsid="00693f2a"/>
    </style:style>
    <style:style style:name="P15" style:family="paragraph" style:parent-style-name="Standard">
      <style:paragraph-properties fo:margin-top="0.3cm" fo:margin-bottom="0cm" style:contextual-spacing="false"/>
      <style:text-properties style:font-name="Arial" officeooo:rsid="006ff3d4" officeooo:paragraph-rsid="006ff3d4"/>
    </style:style>
    <style:style style:name="P16" style:family="paragraph" style:parent-style-name="Standard">
      <style:paragraph-properties fo:margin-top="0.3cm" fo:margin-bottom="0cm" style:contextual-spacing="false"/>
      <style:text-properties style:font-name="Arial" officeooo:rsid="005eb039" officeooo:paragraph-rsid="005eb039"/>
    </style:style>
    <style:style style:name="P17" style:family="paragraph" style:parent-style-name="Standard">
      <style:paragraph-properties fo:margin-top="0.3cm" fo:margin-bottom="0cm" style:contextual-spacing="false"/>
      <style:text-properties style:font-name="Arial" officeooo:rsid="007734c6" officeooo:paragraph-rsid="007734c6"/>
    </style:style>
    <style:style style:name="T1" style:family="text">
      <style:text-properties officeooo:rsid="00266205"/>
    </style:style>
    <style:style style:name="T2" style:family="text">
      <style:text-properties officeooo:rsid="0015a2b9"/>
    </style:style>
    <style:style style:name="T3" style:family="text">
      <style:text-properties officeooo:rsid="0016d199"/>
    </style:style>
    <style:style style:name="T4" style:family="text">
      <style:text-properties officeooo:rsid="007de799"/>
    </style:style>
    <style:style style:name="T5" style:family="text">
      <style:text-properties officeooo:rsid="007fbbbb"/>
    </style:style>
    <style:style style:name="T6" style:family="text">
      <style:text-properties officeooo:rsid="00814640"/>
    </style:style>
    <style:style style:name="T7" style:family="text">
      <style:text-properties officeooo:rsid="0082c061"/>
    </style:style>
    <style:style style:name="T8" style:family="text">
      <style:text-properties officeooo:rsid="002e7045"/>
    </style:style>
    <style:style style:name="T9" style:family="text">
      <style:text-properties officeooo:rsid="0082ec6a"/>
    </style:style>
    <style:style style:name="T10" style:family="text">
      <style:text-properties officeooo:rsid="0083c37e"/>
    </style:style>
    <style:style style:name="T11" style:family="text">
      <style:text-properties officeooo:rsid="00843632"/>
    </style:style>
    <style:style style:name="T12" style:family="text">
      <style:text-properties officeooo:rsid="0030641d"/>
    </style:style>
    <style:style style:name="T13" style:family="text">
      <style:text-properties officeooo:rsid="0030bd52"/>
    </style:style>
    <style:style style:name="T14" style:family="text">
      <style:text-properties officeooo:rsid="0084b659"/>
    </style:style>
    <style:style style:name="T15" style:family="text">
      <style:text-properties officeooo:rsid="004f2598"/>
    </style:style>
    <style:style style:name="T16" style:family="text">
      <style:text-properties officeooo:rsid="005166fd"/>
    </style:style>
    <style:style style:name="T17" style:family="text">
      <style:text-properties officeooo:rsid="005186d2"/>
    </style:style>
    <style:style style:name="T18" style:family="text">
      <style:text-properties officeooo:rsid="001a32ab"/>
    </style:style>
    <style:style style:name="T19" style:family="text">
      <style:text-properties officeooo:rsid="0035f0c0"/>
    </style:style>
    <style:style style:name="T20" style:family="text">
      <style:text-properties officeooo:rsid="002146d5"/>
    </style:style>
    <style:style style:name="T21" style:family="text">
      <style:text-properties officeooo:rsid="00349a4c"/>
    </style:style>
    <style:style style:name="T22" style:family="text">
      <style:text-properties officeooo:rsid="001b89c1"/>
    </style:style>
    <style:style style:name="T23" style:family="text">
      <style:text-properties officeooo:rsid="003a1210"/>
    </style:style>
    <style:style style:name="T24" style:family="text">
      <style:text-properties officeooo:rsid="003a395a"/>
    </style:style>
    <style:style style:name="T25" style:family="text">
      <style:text-properties officeooo:rsid="003afe80"/>
    </style:style>
    <style:style style:name="T26" style:family="text">
      <style:text-properties officeooo:rsid="004f782f"/>
    </style:style>
    <style:style style:name="T27" style:family="text">
      <style:text-properties officeooo:rsid="003f0327"/>
    </style:style>
    <style:style style:name="T28" style:family="text">
      <style:text-properties officeooo:rsid="0040dfef"/>
    </style:style>
    <style:style style:name="T29" style:family="text">
      <style:text-properties officeooo:rsid="0041b739"/>
    </style:style>
    <style:style style:name="T30" style:family="text">
      <style:text-properties officeooo:rsid="0040958b"/>
    </style:style>
    <style:style style:name="T31" style:family="text">
      <style:text-properties officeooo:rsid="0041cd16"/>
    </style:style>
    <style:style style:name="T32" style:family="text">
      <style:text-properties officeooo:rsid="00861041"/>
    </style:style>
    <style:style style:name="T33" style:family="text">
      <style:text-properties officeooo:rsid="004460b5"/>
    </style:style>
    <style:style style:name="T34" style:family="text">
      <style:text-properties officeooo:rsid="00458bea"/>
    </style:style>
    <style:style style:name="T35" style:family="text">
      <style:text-properties officeooo:rsid="00891557"/>
    </style:style>
    <style:style style:name="T36" style:family="text">
      <style:text-properties officeooo:rsid="008a1659"/>
    </style:style>
    <style:style style:name="T37" style:family="text">
      <style:text-properties officeooo:rsid="004847a3"/>
    </style:style>
    <style:style style:name="T38" style:family="text">
      <style:text-properties officeooo:rsid="004a433c"/>
    </style:style>
    <style:style style:name="T39" style:family="text">
      <style:text-properties officeooo:rsid="0055e91b"/>
    </style:style>
    <style:style style:name="T40" style:family="text">
      <style:text-properties officeooo:rsid="0057889c"/>
    </style:style>
    <style:style style:name="T41" style:family="text">
      <style:text-properties officeooo:rsid="0077e54a"/>
    </style:style>
    <style:style style:name="T42" style:family="text">
      <style:text-properties officeooo:rsid="006b2389"/>
    </style:style>
    <style:style style:name="T43" style:family="text">
      <style:text-properties officeooo:rsid="006b4e6b"/>
    </style:style>
    <style:style style:name="T44" style:family="text">
      <style:text-properties officeooo:rsid="006b3ae2"/>
    </style:style>
    <style:style style:name="T45" style:family="text">
      <style:text-properties officeooo:rsid="006b4bfb"/>
    </style:style>
    <style:style style:name="T46" style:family="text">
      <style:text-properties officeooo:rsid="006e5844"/>
    </style:style>
    <style:style style:name="T47" style:family="text">
      <style:text-properties officeooo:rsid="007951ee"/>
    </style:style>
    <style:style style:name="T48" style:family="text">
      <style:text-properties officeooo:rsid="007c2637"/>
    </style:style>
    <style:style style:name="T49" style:family="text">
      <style:text-properties officeooo:rsid="00649ee8"/>
    </style:style>
    <style:style style:name="T50" style:family="text">
      <style:text-properties officeooo:rsid="0062d5a5"/>
    </style:style>
    <style:style style:name="T51" style:family="text">
      <style:text-properties officeooo:rsid="007156a1"/>
    </style:style>
    <style:style style:name="T52" style:family="text">
      <style:text-properties officeooo:rsid="00747669"/>
    </style:style>
    <style:style style:name="T53" style:family="text">
      <style:text-properties officeooo:rsid="0060df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cean Liner Tycoon – Pitch Script</text:p>
      <text:p text:style-name="P2"><text:span text:style-name="T1">Good afternoon. </text:span>My name is Lycia and <text:span text:style-name="T1">today </text:span>I will be pitching my team’s game ‘Ocean Liner Tycoon’.</text:p>
      <text:p text:style-name="P3">What is Ocean Liner Tycoon? <text:span text:style-name="T1">A </text:span><text:span text:style-name="T2">mobile </text:span><text:span text:style-name="T3">tycoon game, which is a very popular genre.</text:span></text:p>
      <text:p text:style-name="P4">Players will build a fleet of ocean liners, customising the design and structure of each ship, <text:span text:style-name="T4">as well as managing the fleet, taking passengers on voyages</text:span>. <text:span text:style-name="T5">With a low poly art style, a wide range of devices will be capable of running the game.</text:span></text:p>
      <text:p text:style-name="P5"><text:span text:style-name="T6">T</text:span>he gameplay loop. First you design a ship, <text:span text:style-name="T7">c</text:span>ustomis<text:span text:style-name="T7">ing</text:span> the shape of the hull and superstructure, as well as designing the interior spaces. <text:span text:style-name="T7">Ships then</text:span><text:span text:style-name="T8"> automatically start making voyages view</text:span><text:span text:style-name="T9">ed</text:span><text:span text:style-name="T8"> on a world map. </text:span><text:span text:style-name="T10">S</text:span><text:span text:style-name="T8">electing a ship will bring the </text:span><text:span text:style-name="T10">3D </text:span><text:span text:style-name="T8">perspective up close allowing the player to micromanage the voyage. This means the player can be as idle or active as they desire, leaving the ship to make voyages, or actively managing the </text:span><text:span text:style-name="T11">ship and </text:span><text:span text:style-name="T8">passengers. Voyages will profit in-game currency, the amount depending on how much the passengers enjoyed their time </text:span><text:span text:style-name="T12">on the ship with the facilities provided by the player’s design. </text:span><text:span text:style-name="T13">Finally, the in-game currency can be spent on upgrades such as </text:span><text:span text:style-name="T14">the</text:span><text:span text:style-name="T13"> ship’s engines or safety. The currency can also be spent to build new ships.</text:span></text:p>
      <text:p text:style-name="P6">The ship building and voyage micromanagement stages of the game will use a cutaway view similar to that of The Sims. A deck can be selected which will be shown without ceilings or higher decks when the player zooms the perspective closer. <text:span text:style-name="T15">In the ship building stage, this allows the player to select and place items in </text:span><text:span text:style-name="T16">rooms, and customise colours and designs of walls. </text:span><text:span text:style-name="T17">In the voyage micromanagement stage, the player can see what the passengers are doing and interact to increase their enjoyment.</text:span></text:p>
      <text:p text:style-name="P6"><text:span text:style-name="T18">Who is the target audience? </text:span><text:span text:style-name="T19">Naturally t</text:span><text:span text:style-name="T20">he primary </text:span><text:span text:style-name="T21">target </text:span><text:span text:style-name="T20">audience is maritime history enthusiasts.</text:span><text:span text:style-name="T22"> </text:span><text:span text:style-name="T20">But the game will also </text:span><text:span text:style-name="T23">appeal</text:span><text:span text:style-name="T22"> </text:span><text:span text:style-name="T24">to </text:span><text:span text:style-name="T22">a wider audience </text:span><text:span text:style-name="T20">due to</text:span><text:span text:style-name="T22"> the </text:span><text:span text:style-name="T25">continued presence of the Titanic in pop culture.</text:span></text:p>
      <text:p text:style-name="P7"><text:span text:style-name="T26">W</text:span><text:span text:style-name="T27">e all know what happened to the Titanic. </text:span><text:span text:style-name="T28">T</text:span><text:span text:style-name="T27">here are icebergs in the game. </text:span><text:span text:style-name="T29">H</text:span><text:span text:style-name="T30">ere’s a </text:span><text:span text:style-name="T31">small demo </text:span><text:span text:style-name="T32">of what it might look like if a ship were to collide with one</text:span><text:span text:style-name="T31">.</text:span></text:p>
      <text:p text:style-name="P8"><text:span text:style-name="T29">A ship on a voyage has a small chance of hitting an iceberg </text:span>which can be avoided by looking out for them while micromanaging a ship. <text:span text:style-name="T33">Ships can be upgraded in preventative and reactive ways to prevent or mitigate sinkings. Lookouts and sensor technology can be upgraded to reduce the chance of hitting an iceberg. Watertight compartments reduce the chance of sinking </text:span><text:span text:style-name="T34">upon hitting one. Lifeboats and evacuation efficiency maximise survival in the event of a sinking.</text:span></text:p>
      <text:p text:style-name="P9">We will use push notifications to remind the player about the game. Here you can see a couple of example notifications, informing the player that one of their ships has arrived in New York, and another of their ships has struck an iceberg. The player then has the opportunity to actively manage the evacuation and rescue.</text:p>
      <text:p text:style-name="P10">Our marketing plan hinges on social media, using the built-in advertising services of platforms such as YouTube, TikTok, and Reddit.</text:p>
      <text:p text:style-name="P11"><text:soft-page-break/><text:span text:style-name="T35">Additionally, we will sponsor relevant content. </text:span><text:span text:style-name="T36">This is, as he introduces himself in his videos, </text:span>‘<text:span text:style-name="T36">o</text:span><text:span text:style-name="T37">ur friend’ </text:span>Mike Brady<text:span text:style-name="T37">.</text:span> <text:span text:style-name="T37">He </text:span>runs the popular Oceanliner Designs YouTube channel. <text:span text:style-name="T38">By sponsoring his videos, the game will reach a large audience of maritime enthusiasts.</text:span></text:p>
      <text:p text:style-name="P12">I have picked out some competitors to ‘Ocean Liner Tycoon’, however none is quite like it. Idle Titanic Tycoon for example shares similarities with the voyage management, but it lacks the ability to build your own ships or operate a larger fleet. <text:span text:style-name="T39">Ship Simulator has a number of different boats and features a sense of progression, but this is towards building a nuclear power plant while ‘Ocean Liner Tycoon’ targets a different audience. </text:span><text:span text:style-name="T40">Stormworks is a PC game where the player can build ships, but lacks any of the passenger tycoon aspect of our game, instead having a focus on a disaster relief career mode. Ocean Liner Simulator targets a similar audience to our game, but without the ship building or business aspects, focusing only on navigating four specific ocean liners.</text:span></text:p>
      <text:p text:style-name="P13">You can see that each of these games shares something with ‘Ocean Liner Tycoon’, but our Unique Selling Point is the ability to design your own ships, make voyages, and become an ocean liner tycoon.</text:p>
      <text:p text:style-name="P14">We intend to start development in <text:span text:style-name="T41">February</text:span> 2025, with a working prototype demonstrating the core gameplay <text:span text:style-name="T42">mechanics such as ship building and voyages</text:span> completed by May 2025. <text:span text:style-name="T43">With this, we can begin sharing our progress on social media.</text:span> <text:span text:style-name="T44">In September of 2025 we will launch a closed beta with members of the commun</text:span><text:span text:style-name="T45">it</text:span><text:span text:style-name="T46">y</text:span><text:span text:style-name="T45">. </text:span><text:span text:style-name="T46">Marketing, such as social media advertising and sponsored content, can be ramped up in </text:span><text:span text:style-name="T47">October</text:span><text:span text:style-name="T46"> in preparation for a January 2026 release.</text:span></text:p>
      <text:p text:style-name="P15"><text:span text:style-name="T48">The costs</text:span> have <text:span text:style-name="T48">been </text:span>compiled into this pie chart. <text:span text:style-name="T49">As you can see, t</text:span><text:span text:style-name="T50">he largest cost comes from personnel. </text:span><text:span text:style-name="T51">We believe office space is a valuable investment for the team’s productivity. </text:span><text:span text:style-name="T52">These numbers are broken down in more detail and the end of the presentation.</text:span></text:p>
      <text:p text:style-name="P16">You’ll notice that there is no mention of software costs in the chart. This is thanks to Godot, <text:span text:style-name="T53">a free and open source game engine, and Blender, a free and open source 3D modelling software, both distributed under the MIT license. This means both softwares can be used completely for free.</text:span></text:p>
      <text:p text:style-name="P17">Any question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5T11:03:46.259000000</meta:creation-date>
    <meta:generator>LibreOffice/24.8.3.2$Windows_X86_64 LibreOffice_project/48a6bac9e7e268aeb4c3483fcf825c94556d9f92</meta:generator>
    <dc:date>2024-12-18T21:54:42.152000000</dc:date>
    <meta:editing-duration>PT9H25M10S</meta:editing-duration>
    <meta:editing-cycles>92</meta:editing-cycles>
    <meta:document-statistic meta:table-count="0" meta:image-count="0" meta:object-count="0" meta:page-count="2" meta:paragraph-count="18" meta:word-count="897" meta:character-count="5260" meta:non-whitespace-character-count="4380"/>
  </office:meta>
</office:document-meta>
</file>